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85d" officeooo:paragraph-rsid="0019585d"/>
    </style:style>
    <style:style style:name="P2" style:family="paragraph" style:parent-style-name="Standard">
      <style:text-properties officeooo:rsid="0019585d" officeooo:paragraph-rsid="0019e870"/>
    </style:style>
    <style:style style:name="P3" style:family="paragraph" style:parent-style-name="Standard">
      <style:text-properties officeooo:rsid="0019e870" officeooo:paragraph-rsid="0019e870"/>
    </style:style>
    <style:style style:name="P4" style:family="paragraph" style:parent-style-name="Standard">
      <style:text-properties officeooo:rsid="001b4f94" officeooo:paragraph-rsid="001b4f94"/>
    </style:style>
    <style:style style:name="T1" style:family="text">
      <style:text-properties officeooo:rsid="0019e8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:-</text:p>
      <text:p text:style-name="P1">Develop &amp; Design Social Media Website</text:p>
      <text:p text:style-name="P1">You may Implement following features given below:</text:p>
      <text:p text:style-name="P1">● Login &amp; Logout Module</text:p>
      <text:p text:style-name="P1">● Profile</text:p>
      <text:p text:style-name="P1">● Send and receive messages</text:p>
      <text:p text:style-name="P1">● Post images/files for friends to read</text:p>
      <text:p text:style-name="P1">● Add and delete friends.</text:p>
      <text:p text:style-name="P1">● Make groups</text:p>
      <text:p text:style-name="P1">● Users can send/receive emoji’s ,video recordings,etc.</text:p>
      <text:p text:style-name="P1">● Any other features that you feel are relevant for the website.</text:p>
      <text:p text:style-name="P1"/>
      <text:p text:style-name="P3">CMS Tool: Wordpress</text:p>
      <text:p text:style-name="P3"/>
      <text:p text:style-name="P4">vedio link: </text:p>
      <text:p text:style-name="P4"><text:a xlink:type="simple" xlink:href="https://drive.google.com/file/d/1JjYByl-ObMquBO9id2hopGBze8EPKZVP/view" text:style-name="Internet_20_link" text:visited-style-name="Visited_20_Internet_20_Link">https://drive.google.com/file/d/1JjYByl-ObMquBO9id2hopGBze8EPKZVP/view</text:a>? usp=sharing</text:p>
      <text:p text:style-name="P1"/>
      <text:p text:style-name="P2">My website URL: <text:s/><text:span text:style-name="T1">http://webgos.g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22:40:18.706629303</meta:creation-date>
    <dc:date>2018-01-04T00:34:08.178676006</dc:date>
    <meta:editing-duration>PT1H2M33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15" meta:word-count="72" meta:character-count="508" meta:non-whitespace-character-count="449"/>
  </office:meta>
</office:document-meta>
</file>